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0d2" officeooo:paragraph-rsid="0008b0d2"/>
    </style:style>
    <style:style style:name="P2" style:family="paragraph" style:parent-style-name="Standard">
      <style:text-properties fo:font-size="20pt" fo:font-weight="bold" officeooo:rsid="0008b0d2" officeooo:paragraph-rsid="0008b0d2" style:font-size-asian="20pt" style:font-weight-asian="bold" style:font-size-complex="20pt" style:font-weight-complex="bold"/>
    </style:style>
    <style:style style:name="P3" style:family="paragraph" style:parent-style-name="Standard">
      <style:text-properties fo:font-size="14pt" officeooo:rsid="000be522" officeooo:paragraph-rsid="000be522" style:font-size-asian="12.25pt" style:font-size-complex="14pt"/>
    </style:style>
    <style:style style:name="P4" style:family="paragraph" style:parent-style-name="Standard">
      <style:text-properties fo:font-size="14pt" officeooo:rsid="001a45b6" officeooo:paragraph-rsid="001a45b6" style:font-size-asian="14pt" style:font-size-complex="14pt"/>
    </style:style>
    <style:style style:name="P5" style:family="paragraph" style:parent-style-name="Standard">
      <style:text-properties officeooo:paragraph-rsid="000d2d1a"/>
    </style:style>
    <style:style style:name="P6" style:family="paragraph" style:parent-style-name="Standard">
      <style:text-properties fo:font-style="normal" officeooo:rsid="0014e4cc" officeooo:paragraph-rsid="0014e4cc" style:font-style-asian="normal" style:font-style-complex="normal"/>
    </style:style>
    <style:style style:name="P7" style:family="paragraph" style:parent-style-name="Standard">
      <style:text-properties officeooo:paragraph-rsid="001706d3"/>
    </style:style>
    <style:style style:name="P8" style:family="paragraph" style:parent-style-name="Standard">
      <style:text-properties officeooo:rsid="00124685" officeooo:paragraph-rsid="001706d3"/>
    </style:style>
    <style:style style:name="P9" style:family="paragraph" style:parent-style-name="Standard">
      <style:text-properties officeooo:paragraph-rsid="0015942b"/>
    </style:style>
    <style:style style:name="P10" style:family="paragraph" style:parent-style-name="Standard">
      <style:text-properties fo:font-size="12pt" officeooo:rsid="001a45b6" officeooo:paragraph-rsid="001a45b6" style:font-size-asian="10.5pt" style:font-size-complex="12pt"/>
    </style:style>
    <style:style style:name="P11" style:family="paragraph" style:parent-style-name="Standard">
      <style:text-properties fo:font-size="12pt" officeooo:rsid="001d0daa" officeooo:paragraph-rsid="001d0daa" style:font-size-asian="10.5pt" style:font-size-complex="12pt"/>
    </style:style>
    <style:style style:name="P12" style:family="paragraph" style:parent-style-name="Standard">
      <style:text-properties fo:font-size="12pt" officeooo:rsid="00218cc6" officeooo:paragraph-rsid="00218cc6" style:font-size-asian="10.5pt" style:font-size-complex="12pt"/>
    </style:style>
    <style:style style:name="P13" style:family="paragraph" style:parent-style-name="Standard">
      <style:text-properties fo:font-size="12pt" officeooo:rsid="00320fa0" officeooo:paragraph-rsid="00320fa0" style:font-size-asian="10.5pt" style:font-size-complex="12pt"/>
    </style:style>
    <style:style style:name="P14" style:family="paragraph" style:parent-style-name="Standard">
      <style:text-properties fo:font-size="12pt" fo:font-style="italic" officeooo:rsid="001d0daa" officeooo:paragraph-rsid="001d0daa" style:font-size-asian="12pt" style:font-style-asian="italic" style:font-size-complex="12pt" style:font-style-complex="italic"/>
    </style:style>
    <style:style style:name="P15" style:family="paragraph" style:parent-style-name="Standard">
      <style:text-properties fo:font-size="12pt" officeooo:rsid="002c87df" officeooo:paragraph-rsid="002c87df" style:font-size-asian="12pt" style:font-size-complex="12pt"/>
    </style:style>
    <style:style style:name="P16" style:family="paragraph" style:parent-style-name="Standard">
      <style:text-properties fo:font-size="12pt" officeooo:rsid="002cdbb8" officeooo:paragraph-rsid="002cdbb8" style:font-size-asian="12pt" style:font-size-complex="12pt"/>
    </style:style>
    <style:style style:name="P17" style:family="paragraph" style:parent-style-name="Standard">
      <style:text-properties fo:font-size="12pt" officeooo:rsid="00320daf" officeooo:paragraph-rsid="00320daf" style:font-size-asian="12pt" style:font-size-complex="12pt"/>
    </style:style>
    <style:style style:name="P18" style:family="paragraph" style:parent-style-name="Standard">
      <style:text-properties officeooo:paragraph-rsid="002c87df"/>
    </style:style>
    <style:style style:name="P19" style:family="paragraph" style:parent-style-name="Standard">
      <style:text-properties officeooo:paragraph-rsid="00322d4c"/>
    </style:style>
    <style:style style:name="P20" style:family="paragraph" style:parent-style-name="Standard" style:list-style-name="L1">
      <style:text-properties fo:font-style="normal" officeooo:rsid="0008b0d2" officeooo:paragraph-rsid="001706d3" style:font-style-asian="normal" style:font-style-complex="normal"/>
    </style:style>
    <style:style style:name="P21" style:family="paragraph" style:parent-style-name="Standard" style:list-style-name="L1">
      <style:text-properties fo:font-style="normal" officeooo:rsid="0014e4cc" officeooo:paragraph-rsid="0014e4cc" style:font-style-asian="normal" style:font-style-complex="normal"/>
    </style:style>
    <style:style style:name="P22" style:family="paragraph" style:parent-style-name="Standard" style:list-style-name="L1">
      <style:text-properties fo:font-style="normal" officeooo:rsid="0012e9b5" officeooo:paragraph-rsid="0012e9b5" style:font-style-asian="normal" style:font-style-complex="normal"/>
    </style:style>
    <style:style style:name="P23" style:family="paragraph" style:parent-style-name="Standard" style:list-style-name="L1">
      <style:text-properties fo:font-style="italic" officeooo:rsid="0012e9b5" officeooo:paragraph-rsid="0012e9b5" style:font-style-asian="italic" style:font-style-complex="italic"/>
    </style:style>
    <style:style style:name="P24" style:family="paragraph" style:parent-style-name="Standard" style:list-style-name="L2">
      <style:text-properties fo:font-style="italic" officeooo:rsid="0015942b" officeooo:paragraph-rsid="0015942b" style:font-style-asian="italic" style:font-style-complex="italic"/>
    </style:style>
    <style:style style:name="P25" style:family="paragraph" style:parent-style-name="Standard" style:list-style-name="L2">
      <style:text-properties officeooo:paragraph-rsid="0014e4cc"/>
    </style:style>
    <style:style style:name="P26" style:family="paragraph" style:parent-style-name="Standard">
      <style:text-properties fo:font-size="12pt" fo:font-style="normal" officeooo:rsid="00320daf" officeooo:paragraph-rsid="002cdbb8" style:font-size-asian="12pt" style:font-style-asian="normal" style:font-size-complex="12pt" style:font-style-complex="normal"/>
    </style:style>
    <style:style style:name="P27" style:family="paragraph" style:parent-style-name="Standard">
      <style:text-properties fo:font-size="12pt" fo:font-style="italic" officeooo:rsid="002579d4" officeooo:paragraph-rsid="002c87df" style:font-size-asian="10.5pt" style:font-style-asian="italic" style:font-size-complex="12pt" style:font-style-complex="italic"/>
    </style:style>
    <style:style style:name="P28" style:family="paragraph" style:parent-style-name="Standard">
      <style:text-properties fo:font-size="12pt" fo:font-style="italic" officeooo:rsid="0027c366" officeooo:paragraph-rsid="002c87df" style:font-size-asian="10.5pt" style:font-style-asian="italic" style:font-size-complex="12pt" style:font-style-complex="italic"/>
    </style:style>
    <style:style style:name="P29" style:family="paragraph" style:parent-style-name="Standard">
      <style:text-properties fo:font-size="12pt" fo:font-style="italic" officeooo:rsid="001e9d66" officeooo:paragraph-rsid="002c87df" style:font-size-asian="10.5pt" style:font-style-asian="italic" style:font-size-complex="12pt" style:font-style-complex="italic"/>
    </style:style>
    <style:style style:name="P30" style:family="paragraph" style:parent-style-name="Standard">
      <style:text-properties fo:font-size="12pt" fo:font-style="italic" officeooo:rsid="001e9d66" officeooo:paragraph-rsid="00272325" style:font-size-asian="10.5pt" style:font-style-asian="italic" style:font-size-complex="12pt" style:font-style-complex="italic"/>
    </style:style>
    <style:style style:name="P31" style:family="paragraph" style:parent-style-name="Standard">
      <style:text-properties fo:font-size="12pt" fo:font-style="italic" officeooo:rsid="001fdd1f" officeooo:paragraph-rsid="002c87df" style:font-size-asian="10.5pt" style:font-style-asian="italic" style:font-size-complex="12pt" style:font-style-complex="italic"/>
    </style:style>
    <style:style style:name="P32" style:family="paragraph" style:parent-style-name="Standard">
      <style:text-properties fo:font-size="12pt" fo:font-style="italic" officeooo:rsid="001b798c" officeooo:paragraph-rsid="001a45b6" style:font-size-asian="10.5pt" style:font-style-asian="italic" style:font-size-complex="12pt" style:font-style-complex="italic"/>
    </style:style>
    <style:style style:name="P33" style:family="paragraph" style:parent-style-name="Standard">
      <style:text-properties fo:font-size="12pt" fo:font-style="italic" officeooo:rsid="001d0daa" officeooo:paragraph-rsid="001d0daa" style:font-size-asian="10.5pt" style:font-style-asian="italic" style:font-size-complex="12pt" style:font-style-complex="italic"/>
    </style:style>
    <style:style style:name="P34" style:family="paragraph" style:parent-style-name="Standard">
      <style:text-properties fo:font-size="12pt" fo:font-style="italic" officeooo:rsid="00218cc6" officeooo:paragraph-rsid="00218cc6" style:font-size-asian="10.5pt" style:font-style-asian="italic" style:font-size-complex="12pt" style:font-style-complex="italic"/>
    </style:style>
    <style:style style:name="P35" style:family="paragraph" style:parent-style-name="Standard">
      <style:text-properties fo:font-size="12pt" fo:font-style="italic" officeooo:rsid="00239771" officeooo:paragraph-rsid="00239771" style:font-size-asian="10.5pt" style:font-style-asian="italic" style:font-size-complex="12pt" style:font-style-complex="italic"/>
    </style:style>
    <style:style style:name="P36" style:family="paragraph" style:parent-style-name="Standard">
      <style:text-properties style:text-position="0% 100%" style:font-name="Liberation Serif1" fo:font-size="11pt" fo:font-style="italic" officeooo:rsid="00320fa0" officeooo:paragraph-rsid="00320daf" style:font-size-asian="11pt" style:font-style-asian="italic" style:font-size-complex="11pt" style:font-style-complex="italic"/>
    </style:style>
    <style:style style:name="T1" style:family="text">
      <style:text-properties officeooo:rsid="0008ed10"/>
    </style:style>
    <style:style style:name="T2" style:family="text">
      <style:text-properties officeooo:rsid="000ad3d0"/>
    </style:style>
    <style:style style:name="T3" style:family="text">
      <style:text-properties officeooo:rsid="000be522"/>
    </style:style>
    <style:style style:name="T4" style:family="text">
      <style:text-properties officeooo:rsid="000d2d1a"/>
    </style:style>
    <style:style style:name="T5" style:family="text">
      <style:text-properties officeooo:rsid="000ee4ac"/>
    </style:style>
    <style:style style:name="T6" style:family="text">
      <style:text-properties officeooo:rsid="0010b102"/>
    </style:style>
    <style:style style:name="T7" style:family="text">
      <style:text-properties officeooo:rsid="00124685"/>
    </style:style>
    <style:style style:name="T8" style:family="text">
      <style:text-properties fo:font-style="normal" style:font-style-asian="normal" style:font-style-complex="normal"/>
    </style:style>
    <style:style style:name="T9" style:family="text">
      <style:text-properties fo:font-style="normal" officeooo:rsid="0014e4cc" style:font-style-asian="normal" style:font-style-complex="normal"/>
    </style:style>
    <style:style style:name="T10" style:family="text">
      <style:text-properties fo:font-style="normal" officeooo:rsid="0015942b" style:font-style-asian="normal" style:font-style-complex="normal"/>
    </style:style>
    <style:style style:name="T11" style:family="text">
      <style:text-properties fo:font-style="normal" officeooo:rsid="003101f2" style:font-style-asian="normal" style:font-style-complex="normal"/>
    </style:style>
    <style:style style:name="T12" style:family="text">
      <style:text-properties fo:font-style="normal" officeooo:rsid="00320daf" style:font-style-asian="normal" style:font-style-complex="normal"/>
    </style:style>
    <style:style style:name="T13" style:family="text">
      <style:text-properties officeooo:rsid="0015942b"/>
    </style:style>
    <style:style style:name="T14" style:family="text">
      <style:text-properties fo:font-style="italic" style:font-style-asian="italic" style:font-style-complex="italic"/>
    </style:style>
    <style:style style:name="T15" style:family="text">
      <style:text-properties fo:font-style="italic" officeooo:rsid="0015942b" style:font-style-asian="italic" style:font-style-complex="italic"/>
    </style:style>
    <style:style style:name="T16" style:family="text">
      <style:text-properties fo:font-style="italic" officeooo:rsid="001b798c" style:font-style-asian="italic" style:font-style-complex="italic"/>
    </style:style>
    <style:style style:name="T17" style:family="text">
      <style:text-properties fo:font-style="italic" officeooo:rsid="001c8b9c" style:font-style-asian="italic" style:font-style-complex="italic"/>
    </style:style>
    <style:style style:name="T18" style:family="text">
      <style:text-properties fo:font-style="italic" officeooo:rsid="0022ca21" style:font-style-asian="italic" style:font-style-complex="italic"/>
    </style:style>
    <style:style style:name="T19" style:family="text">
      <style:text-properties fo:font-style="italic" officeooo:rsid="003101f2" style:font-style-asian="italic" style:font-style-complex="italic"/>
    </style:style>
    <style:style style:name="T20" style:family="text">
      <style:text-properties fo:font-style="italic" officeooo:rsid="00329caa" style:font-style-asian="italic" style:font-style-complex="italic"/>
    </style:style>
    <style:style style:name="T21" style:family="text">
      <style:text-properties officeooo:rsid="001706d3"/>
    </style:style>
    <style:style style:name="T22" style:family="text">
      <style:text-properties officeooo:rsid="0023ad73"/>
    </style:style>
    <style:style style:name="T23" style:family="text">
      <style:text-properties fo:font-size="12pt" fo:font-style="italic" officeooo:rsid="00272325" style:font-size-asian="10.5pt" style:font-style-asian="italic" style:font-size-complex="12pt" style:font-style-complex="italic"/>
    </style:style>
    <style:style style:name="T24" style:family="text">
      <style:text-properties fo:font-size="12pt" fo:font-style="italic" officeooo:rsid="0027c366" style:font-size-asian="10.5pt" style:font-style-asian="italic" style:font-size-complex="12pt" style:font-style-complex="italic"/>
    </style:style>
    <style:style style:name="T25" style:family="text">
      <style:text-properties fo:font-size="12pt" fo:font-style="italic" officeooo:rsid="002925d0" style:font-size-asian="10.5pt" style:font-style-asian="italic" style:font-size-complex="12pt" style:font-style-complex="italic"/>
    </style:style>
    <style:style style:name="T26" style:family="text">
      <style:text-properties fo:font-size="12pt" fo:font-style="italic" officeooo:rsid="002c87df" style:font-size-asian="10.5pt" style:font-style-asian="italic" style:font-size-complex="12pt" style:font-style-complex="italic"/>
    </style:style>
    <style:style style:name="T27" style:family="text">
      <style:text-properties fo:font-size="12pt" fo:font-style="italic" officeooo:rsid="002579d4" style:font-size-asian="10.5pt" style:font-style-asian="italic" style:font-size-complex="12pt" style:font-style-complex="italic"/>
    </style:style>
    <style:style style:name="T28" style:family="text">
      <style:text-properties fo:font-size="12pt" fo:font-style="italic" officeooo:rsid="00329caa" style:font-size-asian="10.5pt" style:font-style-asian="italic" style:font-size-complex="12pt" style:font-style-complex="italic"/>
    </style:style>
    <style:style style:name="T29" style:family="text">
      <style:text-properties fo:font-size="12pt" fo:font-style="italic" officeooo:rsid="00304831" style:font-size-asian="12pt" style:font-style-asian="italic" style:font-size-complex="12pt" style:font-style-complex="italic"/>
    </style:style>
    <style:style style:name="T30" style:family="text">
      <style:text-properties fo:font-size="12pt" fo:font-style="italic" officeooo:rsid="00322d4c" style:font-size-asian="12pt" style:font-style-asian="italic" style:font-size-complex="12pt" style:font-style-complex="italic"/>
    </style:style>
    <style:style style:name="T31" style:family="text">
      <style:text-properties fo:font-size="12pt" fo:font-style="italic" officeooo:rsid="00329caa" style:font-size-asian="12pt" style:font-style-asian="italic" style:font-size-complex="12pt" style:font-style-complex="italic"/>
    </style:style>
    <style:style style:name="T32" style:family="text">
      <style:text-properties fo:font-size="12pt" officeooo:rsid="002c87df" style:font-size-asian="12pt" style:font-size-complex="12pt"/>
    </style:style>
    <style:style style:name="T33" style:family="text">
      <style:text-properties fo:font-size="12pt" officeooo:rsid="002c909d" style:font-size-asian="12pt" style:font-size-complex="12pt"/>
    </style:style>
    <style:style style:name="T34" style:family="text">
      <style:text-properties fo:font-size="12pt" officeooo:rsid="002cadeb" style:font-size-asian="12pt" style:font-size-complex="12pt"/>
    </style:style>
    <style:style style:name="T35" style:family="text">
      <style:text-properties fo:font-size="12pt" officeooo:rsid="00304831" style:font-size-asian="12pt" style:font-size-complex="12pt"/>
    </style:style>
    <style:style style:name="T36" style:family="text">
      <style:text-properties fo:color="#000000" style:font-name="Times New Roman" fo:font-size="12pt" fo:background-color="#ffffff" loext:char-shading-value="0"/>
    </style:style>
    <style:style style:name="T37" style:family="text">
      <style:text-properties fo:color="#000000" style:font-name="Times New Roman" fo:font-size="12pt" officeooo:rsid="002c909d" fo:background-color="#ffffff" loext:char-shading-value="0"/>
    </style:style>
    <style:style style:name="T38" style:family="text">
      <style:text-properties officeooo:rsid="002e5f61"/>
    </style:style>
    <style:style style:name="T39" style:family="text">
      <style:text-properties officeooo:rsid="003101f2"/>
    </style:style>
    <style:style style:name="T40" style:family="text">
      <style:text-properties officeooo:rsid="00320daf"/>
    </style:style>
    <style:style style:name="T41" style:family="text">
      <style:text-properties style:text-position="sub 58%" fo:font-style="normal" officeooo:rsid="00320daf" style:font-style-asian="normal" style:font-style-complex="normal"/>
    </style:style>
    <style:style style:name="T42" style:family="text">
      <style:text-properties style:text-position="sub 58%" style:font-name="Liberation Serif1" fo:font-style="normal" style:font-style-asian="normal" style:font-style-complex="normal"/>
    </style:style>
    <style:style style:name="T43" style:family="text">
      <style:text-properties style:text-position="sub 58%" style:font-name="Liberation Serif1" fo:font-size="11pt" fo:font-style="italic" officeooo:rsid="00320fa0" style:font-size-asian="11pt" style:font-style-asian="italic" style:font-size-complex="11pt" style:font-style-complex="italic"/>
    </style:style>
    <style:style style:name="T44" style:family="text">
      <style:text-properties style:text-position="sub 58%" fo:font-size="11pt" fo:font-style="italic" style:font-size-asian="11pt" style:font-style-asian="italic" style:font-size-complex="11pt" style:font-style-complex="italic"/>
    </style:style>
    <style:style style:name="T45" style:family="text">
      <style:text-properties style:text-position="0% 100%" fo:font-style="normal" officeooo:rsid="00320daf" style:font-style-asian="normal" style:font-style-complex="normal"/>
    </style:style>
    <style:style style:name="T46" style:family="text">
      <style:text-properties style:text-position="0% 100%" style:font-name="Liberation Serif1" fo:font-style="normal" style:font-style-asian="normal" style:font-style-complex="normal"/>
    </style:style>
    <style:style style:name="T47" style:family="text">
      <style:text-properties style:text-position="0% 100%" style:font-name="Liberation Serif1" fo:font-style="italic" officeooo:rsid="00272325" style:font-style-asian="italic" style:font-style-complex="italic"/>
    </style:style>
    <style:style style:name="T48" style:family="text">
      <style:text-properties style:text-position="0% 100%" style:font-name="Liberation Serif1" fo:font-size="11pt" fo:font-style="italic" officeooo:rsid="00320fa0" style:font-size-asian="11pt" style:font-style-asian="italic" style:font-size-complex="11pt" style:font-style-complex="italic"/>
    </style:style>
    <style:style style:name="T49" style:family="text">
      <style:text-properties style:text-position="0% 100%" fo:font-size="11pt" fo:font-style="italic" style:font-size-asian="11pt" style:font-style-asian="italic" style:font-size-complex="11pt" style:font-style-complex="italic"/>
    </style:style>
    <style:style style:name="T50" style:family="text">
      <style:text-properties style:text-position="0% 100%" fo:font-size="11pt" fo:font-style="italic" officeooo:rsid="00320fa0" style:font-size-asian="11pt" style:font-style-asian="italic" style:font-size-complex="11pt" style:font-style-complex="italic"/>
    </style:style>
    <style:style style:name="T51" style:family="text">
      <style:text-properties fo:font-size="11pt" fo:font-style="italic" style:font-size-asian="11pt" style:font-style-asian="italic" style:font-size-complex="11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text:span text:style-name="T3">aterials and M</text:span>ethods</text:p>
      <text:p text:style-name="P3">1. Data source and selection criteria</text:p>
      <text:p text:style-name="P1"/>
      <text:p text:style-name="P7"><text:span text:style-name="T4">In order to quantify the long-term effects of conventional and organic agriculture on the bulk soil microbiome, </text:span><text:span text:style-name="T22">19</text:span><text:span text:style-name="T4"> studies were amassed and their results analysed in a meta-analysis (Table 1). </text:span><text:span text:style-name="T5">A comprehensive literature search was conducted </text:span><text:span text:style-name="T6">from </text:span><text:span text:style-name="T7">June 2022 to July 2022 </text:span><text:span text:style-name="T5">in online </text:span><text:span text:style-name="T6">databases</text:span><text:span text:style-name="T5"> Google Scholar and Web of Science using search terms produced by the R package “LitSearchR”</text:span><text:span text:style-name="T4"> </text:span><text:span text:style-name="T6">(available at </text:span><text:a xlink:type="simple" xlink:href="https://github.com/elizagrames/litsearchr" text:style-name="Internet_20_link" text:visited-style-name="Visited_20_Internet_20_Link"><text:span text:style-name="T6">https://github.com/elizagrames/litsearchr</text:span></text:a><text:span text:style-name="T6">). The particular search strategy outputted by the programme was ((bacteria OR microbes OR eukaryote) AND (abundance OR biodiversity OR incidence OR occurrence OR diversity OR \”community composition\”) AND (\”agricultural soil\” OR agriculture OR conservation OR \”crop rotation\” OR cultivation OR farming OR \”land use\” OR natural OR \”organic farming \” OR soil OR \”conventional farming\”)). </text:span><text:span text:style-name="T21">The literature search was performed reverse chronologically in order to identify the most recent significant findings. </text:span></text:p>
      <text:p text:style-name="P8">Additionally, papers were identified using manual searching of bibliographies of previously selected studies, if they were not already found using the search terms. Papers were initially identified and classed as relevant based off the title and abstract. Once a list of papers had been collected, the list was refined using the following criteria:</text:p>
      <text:p text:style-name="P5"/>
      <text:list xml:id="list1838253632" text:style-name="L1">
        <text:list-item>
          <text:p text:style-name="P20"><text:span text:style-name="T21">C</text:span><text:span text:style-name="T1">ompar</text:span><text:span text:style-name="T21">ison of</text:span><text:span text:style-name="T1"> organic and conventional farming provided quantitative results on soil microbial diversity </text:span><text:span text:style-name="T2">and/</text:span><text:span text:style-name="T1">or abundance.</text:span></text:p>
        </text:list-item>
        <text:list-item>
          <text:p text:style-name="P21">Agricultural practices must have been applied for at least two consecutive years prior to sampling. </text:p>
        </text:list-item>
        <text:list-item>
          <text:p text:style-name="P23">Farming system comparison needs to be pairwise, meaning the compared fields are subjected to the same pedo-climatic conditions (e.g. temperature, precipitation, soil type).</text:p>
        </text:list-item>
        <text:list-item>
          <text:p text:style-name="P23">Only data deriving from open field and greenhouses were considered. Experimental incubation studies in the lab or pot trials were not included since they do not reflect in situ soil conditions. </text:p>
        </text:list-item>
        <text:list-item>
          <text:p text:style-name="P22"><text:span text:style-name="T21">The study was related to European farming systems,</text:span> in order to answer our secondary research question regarding EU agricultural policy. </text:p>
        </text:list-item>
        <text:list-item>
          <text:p text:style-name="P21"><text:span text:style-name="T21">U</text:span>sed cereal crops, either as the primary crop or as cover crop, in order to control for differences in the soil microbiome due to species of crop. </text:p>
        </text:list-item>
        <text:list-item>
          <text:p text:style-name="P21">The <text:span text:style-name="T21">document type was defined as ‘</text:span>article’, <text:span text:style-name="T21">language as ‘English’</text:span> and <text:span text:style-name="T21">wa</text:span>s published in a scientific, peer-reviewed journal. </text:p>
        </text:list-item>
      </text:list>
      <text:p text:style-name="P6"/>
      <text:p text:style-name="P6">Additional criteria were applied to studies in order to prepare them for data handling.</text:p>
      <text:p text:style-name="P6"/>
      <text:list xml:id="list1905657925" text:style-name="L2">
        <text:list-item>
          <text:p text:style-name="P25"><text:span text:style-name="T10">I</text:span><text:span text:style-name="T9">f the study sites being compared did not specifically state ‘conventional’ or ‘organic’, or if a third intermediate/transition site using some aspects of organic/conventional management strategies were identified, then the sites were assigned into one of four categories: natural, organic, intermediate or conventional, using definitions provided by the author (Table 2). </text:span></text:p>
        </text:list-item>
        <text:list-item>
          <text:p text:style-name="P24">If several fertilisation doses were applied, always ‘full fertilisation’ often referred to as ‘recommended’ was chosen. Furthermore, if several fertiliser treatments were compared within the same study, they were handled as individual comparisons.</text:p>
        </text:list-item>
        <text:list-item>
          <text:p text:style-name="P24">When different crop rotations from a certain site existed, they were handled as individual comparisons.</text:p>
        </text:list-item>
      </text:list>
      <text:p text:style-name="P1"/>
      <text:p text:style-name="P9"><text:span text:style-name="T13">The target variables extracted from each study are stated in Table 3. Additional study characteristics recorded as </text:span><text:span text:style-name="T15">covariates for further categorical analysis</text:span><text:span text:style-name="T13"> are present in Table 4. In cases were data was </text:span><text:soft-page-break/><text:span text:style-name="T13">only reported in graphical format, the R package “</text:span><text:span text:style-name="T15">metaDigitise</text:span><text:span text:style-name="T13">” (Pick et al., 2018) (</text:span><text:a xlink:type="simple" xlink:href="https://doi.org/10.1101/247775" text:style-name="Internet_20_link" text:visited-style-name="Visited_20_Internet_20_Link"><text:span text:style-name="T13">https://doi.org/10.1101/247775</text:span></text:a><text:span text:style-name="T13">) was used </text:span><text:span text:style-name="T15">for more standardised data extraction</text:span><text:span text:style-name="T13">. </text:span></text:p>
      <text:p text:style-name="P9"/>
      <text:p text:style-name="P4">2. Data analysis</text:p>
      <text:p text:style-name="P15"/>
      <text:p text:style-name="P15">2.1 Meta-analysis</text:p>
      <text:p text:style-name="P15"/>
      <text:p text:style-name="P19"><text:span text:style-name="T32">A meta-analysis aims to summarise the current and existing literature by using previously determined search terms followed by subsequent </text:span><text:span text:style-name="T33">evaluation and synthesis of primary research </text:span><text:span text:style-name="T36">(Mikolajewicz </text:span><text:span text:style-name="T37">et al.</text:span><text:span text:style-name="T36">, 2019)</text:span><text:span text:style-name="T33">. The statistical analysis itself computes the weighted average across multiple studies proposing the same research question, in order to conclude a quantitative estimate of the research topic. Multiple models have been constructed based on sample size, variance and other criteria. </text:span><text:span text:style-name="T34">A Random Effects model assumes variation from study level differences, while a Fixed Effects model explains it as that of sampling error. </text:span><text:span text:style-name="T35">Both Random Effect and Fixed Effect models were produced by employing the ‘</text:span><text:span text:style-name="T31">m</text:span><text:span text:style-name="T29">etafor</text:span><text:span text:style-name="T35">’ package </text:span><text:span text:style-name="T27">v.</text:span><text:span text:style-name="T28">3</text:span><text:span text:style-name="T27">.4-0</text:span><text:span text:style-name="T35"> implemented in </text:span><text:span text:style-name="T29">RStudio </text:span><text:span text:style-name="T30">v.4.2.1</text:span><text:span text:style-name="T35">. </text:span></text:p>
      <text:p text:style-name="P15"/>
      <text:p text:style-name="P16">2.2 Calculating effect size and variance</text:p>
      <text:p text:style-name="P16"/>
      <text:p text:style-name="P16">Effect sizes were calculated by taking individual observations from each agricultural management treatment <text:span text:style-name="T38">in the same study and pairing them together </text:span><text:span text:style-name="T39">(see Table 1)</text:span><text:span text:style-name="T38">. The ‘conventional’ treatment was used as a baseline in the analysis to compare all other treatments against, therefore in every pair there was a ‘conventional’ and ‘non-conventional’ treatment. One study could generate multiple effect sizes if there were multiple treatments, soil microbial properties or experimental sites. </text:span><text:span text:style-name="T39">Effect sizes </text:span><text:span text:style-name="T40">and variances</text:span><text:span text:style-name="T39"> were calculated by applying the </text:span><text:span text:style-name="T19">escalc() </text:span><text:span text:style-name="T11">function in the ‘</text:span><text:span text:style-name="T20">m</text:span><text:span text:style-name="T19">etafor</text:span><text:span text:style-name="T11">’ package, </text:span><text:span text:style-name="T12">and specifying for the log transformed ratio of means (LRR, T</text:span><text:span text:style-name="T41">i</text:span><text:span text:style-name="T45">)</text:span><text:span text:style-name="T12">. This can also be shown as:</text:span></text:p>
      <text:p text:style-name="P26"/>
      <text:p text:style-name="P17"><text:span text:style-name="T51">Equation 1:</text:span><text:span text:style-name="T8"> <text:s text:c="12"/></text:span><text:span text:style-name="T51">T</text:span><text:span text:style-name="T44">i </text:span><text:span text:style-name="T49">= LRR = ln </text:span><text:span text:style-name="T50">(</text:span><text:span text:style-name="T48">Ȳ</text:span><text:span text:style-name="T43">CC</text:span><text:span text:style-name="T48">/Ȳ</text:span><text:span text:style-name="T43">NC</text:span><text:span text:style-name="T48">)</text:span></text:p>
      <text:p text:style-name="P36"/>
      <text:p text:style-name="P13"><text:span text:style-name="T46">where (Ȳ</text:span><text:span text:style-name="T42">CC</text:span><text:span text:style-name="T46">) is the mean of the response variable under a non-conventional treatment over the mean of the response variable under conventional treatment acting as a control (Ȳ</text:span><text:span text:style-name="T42">NC</text:span><text:span text:style-name="T46">). </text:span><text:span text:style-name="T47"><text:s/></text:span></text:p>
      <text:p text:style-name="P15"/>
      <text:p text:style-name="P15"/>
      <text:p text:style-name="P15"/>
      <text:p text:style-name="P15"/>
      <text:p text:style-name="P15"/>
      <text:p text:style-name="P15"/>
      <text:p text:style-name="P27">There was at least one pairwise comparison of H in each study. However, several studies reported data from more than one pairwise comparison, with multiple organic and/or conventional treatments investigated. In addition, several studies were conducted at the same research site. We fitted multi-level random- and mixed-effects (i.e. testing for the effects of moderator variables) models by restricted maximum likelihood.</text:p>
      <text:p text:style-name="P4"/>
      <text:p text:style-name="P18"><text:span text:style-name="T23">To calculate the combine</text:span><text:span text:style-name="T26">d</text:span><text:span text:style-name="T23"> effect size and its corresponding variance, we used a multilevel meta-analysis model (mixed model) run with the ‘rma.mv’ function from the Metafor package. The model was fed calculated effect sizes and sampling variances (as described above) and fitted via restricted maximum-likelihood estimation. As we obtained multiple effect size values per study (e.g. several sampling dates), we used a mixed model with “study identification” (study ID) as a random factor to take into account the dependencies among estimates from the same study. To estimate the overall effect </text:span><text:soft-page-break/><text:span text:style-name="T23">of agricultural practices on soil microbial variables under investigation, we first ran a random-effects model without any moderator variables. This model was run for: I) </text:span><text:span text:style-name="T24">each non-conventional agricultural system contrasted against a conventional agricultural system; and ii) each subgroup of </text:span><text:span text:style-name="T25">domain</text:span><text:span text:style-name="T24"> (as de</text:span><text:span text:style-name="T25">fin</text:span><text:span text:style-name="T24">ed in Table 1). The responses of the soil microbial community parameters were statistically significant if the 95% confidence intervals of the agricultural effects did not overlap zero. <text:s/>The avergae response ratios were tested for heterogeneity using the QE statistic. When the QE was significant (P-value &lt; 0.05), moderators have been added in the models to explain this heterogeneity. When the QE was not significant, we did not perform further models with moderators (corresponding to 15% of the models, Tables S2). </text:span></text:p>
      <text:p text:style-name="P28"/>
      <text:p text:style-name="P28">To further determine whether the collected metadata (moderators) explained the heterogeneity of effect sizes, we used a mixed model with moderator variables as a fixed factor and ‘study ID’ as a random factor. This second mixed-model was run separately for each moderator variable under study. Publication bias was first evaluated by conducting a visual inspection of the funnel plot (x-axis: observed effect sizes; y-axis: standard error) to identify asymmetrical distributions and heterogeneity. </text:p>
      <text:p text:style-name="P29"/>
      <text:p text:style-name="P31">With the study effect sizes and variances calculated, we used R package ‘metafor’ and its function rma to calculate the global effect sizes, 95% confidence intervals (CI), and total between-study heterogeneity (I2). If the CI of a global effect size mean does not include zero, then the management intensity effect on a soil microbial parameter is statistically significant. Function ‘funnel’ was used to produce the funnel plots for each soil microbial parameters to visually check significant heterogeneity and publication bia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14">Version 1</text:p>
      <text:p text:style-name="P10"><text:span text:style-name="T14">Log response ratios (LRR) of conventional and non-conventional microbial parameters were used to identify differences between agricultural systems of different intensities. LRRs were calculated as the ratio between the means of the different system target variables. All computations were carried out in log scale to obtain normally distributed data. A random effects model (95% confidence interval) weighing each individual observation according to its precision, based on n and SD, was used. Some studies reported neither SD nor SE for certain target variables, in which case they were removed from the dataset. In order to test whether overall effect sizes statistically differ from RR = 1, and therefore show a statistically significant effect, Z-statistics were used. The Z-statistics is a widely used method for combining results from several independent investigations in order to test the same overall hypothesis. </text:span><text:span text:style-name="T16">To explore possible drivers for the observed differences, such as pedo-climatic factors, further analyses were required and hence, random effects categorical meta-analyses were performed. The following categories were selected and analysed: paper ID and soil type. Categorical meta-analysis was applied to detect differences between farming systems in certain categories. Results for categories with only few comparisons, although statistically significant, should be handled very cautiously and further research filling these knowledge gaps is highly recommended. All computational procedures </text:span><text:span text:style-name="T17">and plots</text:span><text:span text:style-name="T16"> were performed in RStudio (version 2021.9.0.351) (RStudio Team (2021). RStudio: Integrated Development Environment for R. RStudio, PBC, Boston, MA URL </text:span><text:a xlink:type="simple" xlink:href="http://www.rstudio.com/" text:style-name="Internet_20_link" text:visited-style-name="Visited_20_Internet_20_Link"><text:span text:style-name="T16">http://www.rstudio.com/</text:span></text:a><text:span text:style-name="T16">).</text:span></text:p>
      <text:p text:style-name="P32"/>
      <text:p text:style-name="P11"><text:span text:style-name="T16">V</text:span><text:span text:style-name="T14">ersion 2</text:span></text:p>
      <text:p text:style-name="P33">2.2 Statistical analysis</text:p>
      <text:p text:style-name="P30"/>
      <text:p text:style-name="P33">2.2.2. Selecting response variables</text:p>
      <text:p text:style-name="P33"/>
      <text:p text:style-name="P34">Soil microbial abundance and activity parameters are common metrics recommended by the U.S. Department of Agriculture (USDA) Natural Resources Conservation Service (NRCS) as soil health indicators particular to soil microbial properties. The units of the parameters in this study are listed in Table S2.</text:p>
      <text:p text:style-name="P34"/>
      <text:p text:style-name="P12"><text:span text:style-name="T14">The selected </text:span><text:span text:style-name="T18">alpha </text:span><text:span text:style-name="T14">soil microbial diversity parameters reflect the richness, diversity, or evenness of a soil microbial population: Shannon-Wiener Index (H’), Simpson’s Diversity Index (1-D), Operational Taxonomic Units (OTU), Chao 1 richness index, Observed ESVs, Pielou’s Evenness Index (J), Margalef, EH’/s, A</text:span><text:span text:style-name="T18">bundance-based coverage estimators (A</text:span><text:span text:style-name="T14">CE</text:span><text:span text:style-name="T18">)</text:span><text:span text:style-name="T14">, Faith’</text:span><text:span text:style-name="T18">s </text:span><text:span text:style-name="T14">Phylogenetic Diversity, genetic richness (S). </text:span><text:span text:style-name="T18">Finally, soil microbial abundance parameters estimate the overall size of the soil microbial community: colony forming units (CFU), phospholipid fatty acid (PLFA), number of copies of 16S rRNA sequences, and number of copies of ITS2 region.</text:span></text:p>
      <text:p text:style-name="P33"><text:soft-page-break/></text:p>
      <text:p text:style-name="P33">2.2.3. Assessing the effect of moderators on management intensity effects on soil microbial properties</text:p>
      <text:p text:style-name="P33"/>
      <text:p text:style-name="P35">We assessed whether management intensity effect size means varied by pedo-climatic factors to explain the between-study heterogeneity and infer on the importance of these factors on management intensity. Our pedo-climatic factors included soil type and soil depth, and will henceforth be referred to as discrete “moderators”, to be consistent with how the package ‘metafor’ dubs covariate factors. These moderators were chosen based on their prevalence in the database, and relevance to management practices and soil microbial properties. </text:p>
      <text:p text:style-name="P35"/>
      <text:p text:style-name="P35">We used the function rma for the statistical analysis on the effects of moderators on management intensity effect sizes. For discrete moderators, we calculated an estimate of the effect size means and CIs for each combination of a moderator’s levels and soil microbiome parameters, then we visually analysed the significance with forest plo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5:00:22.295236722</meta:creation-date>
    <dc:date>2022-08-15T15:19:22.457411171</dc:date>
    <meta:editing-duration>PT16H25S</meta:editing-duration>
    <meta:editing-cycles>16</meta:editing-cycles>
    <meta:generator>LibreOffice/6.4.7.2$Linux_X86_64 LibreOffice_project/40$Build-2</meta:generator>
    <meta:document-statistic meta:table-count="0" meta:image-count="0" meta:object-count="0" meta:page-count="5" meta:paragraph-count="37" meta:word-count="1728" meta:character-count="11881" meta:non-whitespace-character-count="10171"/>
  </office:meta>
</office:document-meta>
</file>